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whisky was " draw:style-name="gr1" draw:text-style-name="P1" draw:layer="layout" svg:width="24.229cm" svg:height="12.278cm" svg:x="1.6cm" svg:y="7.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3.2cm" svg:height="1.195cm" svg:x="17cm" svg:y="2.4cm">
          <draw:text-box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2T16:19:30.349928198</meta:creation-date>
    <dc:date>2016-02-28T18:09:33.569533582</dc:date>
    <meta:editing-duration>PT4M23S</meta:editing-duration>
    <meta:editing-cycles>10</meta:editing-cycles>
    <meta:generator>LibreOffice/4.2.8.2$Linux_X86_64 LibreOffice_project/420m0$Build-2</meta:generator>
    <meta:document-statistic meta:object-count="2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5" chart:maximum="100" chart:interval-major="5" chart:interval-minor-divisor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23cm" svg:height="12.279cm" xlink:href="." xlink:type="simple" chart:class="chart:line" chart:style-name="ch1">
        <chart:title svg:x="9.227cm" svg:y="0.381cm" chart:style-name="ch2">
          <text:p>whisky wash reflux feb24/16</text:p>
        </chart:title>
        <chart:legend svg:x="19.006cm" svg:y="10.684cm" style:legend-expansion="custom" chartooo:width="2.536cm" chartooo:height="1.594cm" style:legend-expansion-aspect-ratio="1.5909661229611" chart:style-name="ch3"/>
        <chart:plot-area chart:style-name="ch4" chart:data-source-has-labels="both" svg:x="0.675cm" svg:y="2.212cm" svg:width="22.699cm" svg:height="8.689cm">
          <chartooo:coordinate-region svg:x="1.482cm" svg:y="2.411cm" svg:width="21.892cm" svg:height="7.843cm"/>
          <chart:axis chart:dimension="x" chart:name="primary-x" chart:style-name="ch5" chartooo:axis-type="auto">
            <chartooo:date-scale/>
            <chart:title svg:x="11.662cm" svg:y="11.146cm" chart:style-name="ch6">
              <text:p>time</text:p>
            </chart:title>
            <chart:categories table:cell-range-address="local-table.$A$2:.$A$40"/>
          </chart:axis>
          <chart:axis chart:dimension="y" chart:name="primary-y" chart:style-name="ch7">
            <chart:title svg:x="0cm" svg:y="7.486cm" chart:style-name="ch8">
              <text:p>temperature</text:p>
            </chart:title>
            <chart:grid chart:style-name="ch9" chart:class="major"/>
          </chart:axis>
          <chart:series chart:style-name="ch10" chart:values-cell-range-address="local-table.$B$2:.$B$40" chart:label-cell-address="local-table.$B$1" chart:class="chart:line">
            <chart:data-point chart:repeated="39"/>
          </chart:series>
          <chart:series chart:style-name="ch11" chart:values-cell-range-address="local-table.$C$2:.$C$40" chart:label-cell-address="local-table.$C$1" chart:class="chart:line">
            <chart:data-point chart:repeated="3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oiler</text:p>
              </table:table-cell>
              <table:table-cell office:value-type="string">
                <text:p>heat sink</text:p>
              </table:table-cell>
            </table:table-row>
          </table:table-header-rows>
          <table:table-rows>
            <table:table-row>
              <table:table-cell office:value-type="string">
                <text:p>start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8">
                <text:p>7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">
                <text:p>7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9">
                <text:p>7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9">
                <text:p>7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9">
                <text:p>7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hr</text:p>
              </table:table-cell>
              <table:table-cell office:value-type="float" office:value="83">
                <text:p>8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3">
                <text:p>8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3">
                <text:p>8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3">
                <text:p>8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4">
                <text:p>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4">
                <text:p>8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hr</text:p>
              </table:table-cell>
              <table:table-cell office:value-type="float" office:value="84">
                <text:p>8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4">
                <text:p>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4">
                <text:p>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4">
                <text:p>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4">
                <text:p>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4">
                <text:p>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hr</text:p>
              </table:table-cell>
              <table:table-cell office:value-type="float" office:value="84">
                <text:p>8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4">
                <text:p>8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4">
                <text:p>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5">
                <text:p>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6">
                <text:p>8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5">
                <text:p>8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hr</text:p>
              </table:table-cell>
              <table:table-cell office:value-type="float" office:value="85">
                <text:p>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4">
                <text:p>8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4">
                <text:p>8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7">
                <text:p>8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7">
                <text:p>8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6">
                <text:p>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hr</text:p>
              </table:table-cell>
              <table:table-cell office:value-type="float" office:value="86.5">
                <text:p>86.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7">
                <text:p>8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7">
                <text:p>8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7">
                <text:p>8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6">
                <text:p>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6">
                <text:p>8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hr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